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fe1b4"/>
    </style:style>
    <style:style style:name="P2" style:family="paragraph" style:parent-style-name="Text_20_body">
      <style:text-properties officeooo:rsid="000fe1b4" officeooo:paragraph-rsid="000fe1b4"/>
    </style:style>
    <style:style style:name="P3" style:family="paragraph" style:parent-style-name="Text_20_body">
      <style:text-properties officeooo:rsid="0012454e" officeooo:paragraph-rsid="0012454e"/>
    </style:style>
    <style:style style:name="P4" style:family="paragraph" style:parent-style-name="Text_20_body">
      <style:text-properties officeooo:rsid="0013c4cb" officeooo:paragraph-rsid="0013c4cb"/>
    </style:style>
    <style:style style:name="P5" style:family="paragraph" style:parent-style-name="Text_20_body">
      <style:text-properties officeooo:rsid="00177547" officeooo:paragraph-rsid="00177547"/>
    </style:style>
    <style:style style:name="P6" style:family="paragraph" style:parent-style-name="Text_20_body">
      <style:text-properties officeooo:rsid="00177547" officeooo:paragraph-rsid="00178327"/>
    </style:style>
    <style:style style:name="P7" style:family="paragraph" style:parent-style-name="Text_20_body">
      <style:text-properties officeooo:rsid="00178327" officeooo:paragraph-rsid="00178327"/>
    </style:style>
    <style:style style:name="P8" style:family="paragraph" style:parent-style-name="Text_20_body">
      <style:text-properties officeooo:rsid="0019300f" officeooo:paragraph-rsid="0019300f"/>
    </style:style>
    <style:style style:name="P9" style:family="paragraph" style:parent-style-name="Text_20_body" style:list-style-name="L1">
      <style:text-properties officeooo:rsid="0019300f" officeooo:paragraph-rsid="0019300f"/>
    </style:style>
    <style:style style:name="P10" style:family="paragraph" style:parent-style-name="Text_20_body" style:list-style-name="L1">
      <style:text-properties officeooo:rsid="0019300f" officeooo:paragraph-rsid="001b19d7"/>
    </style:style>
    <style:style style:name="P11" style:family="paragraph" style:parent-style-name="Text_20_body" style:list-style-name="L1"/>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Preformatted_20_Text">
      <style:text-properties officeooo:paragraph-rsid="00178327"/>
    </style:style>
    <style:style style:name="T1" style:family="text">
      <style:text-properties officeooo:rsid="00108070"/>
    </style:style>
    <style:style style:name="T2" style:family="text">
      <style:text-properties officeooo:rsid="0012454e"/>
    </style:style>
    <style:style style:name="T3" style:family="text">
      <style:text-properties officeooo:rsid="0013c4cb"/>
    </style:style>
    <style:style style:name="T4" style:family="text">
      <style:text-properties officeooo:rsid="0015c46f"/>
    </style:style>
    <style:style style:name="T5" style:family="text">
      <style:text-properties officeooo:rsid="00178327"/>
    </style:style>
    <style:style style:name="T6" style:family="text">
      <style:text-properties style:font-name="DejaVu Sans Mono1" officeooo:rsid="00178327" style:font-name-asian="DejaVu Sans Mono1" style:font-name-complex="DejaVu Sans Mono1"/>
    </style:style>
    <style:style style:name="T7" style:family="text">
      <style:text-properties officeooo:rsid="0019300f"/>
    </style:style>
    <style:style style:name="T8" style:family="text">
      <style:text-properties fo:font-style="italic" style:font-style-asian="italic" style:font-style-complex="italic"/>
    </style:style>
    <style:style style:name="T9" style:family="text">
      <style:text-properties fo:font-style="italic" officeooo:rsid="001b19d7" style:font-style-asian="italic" style:font-style-complex="italic"/>
    </style:style>
    <style:style style:name="T10" style:family="text">
      <style:text-properties officeooo:rsid="001b19d7"/>
    </style:style>
    <style:style style:name="T11" style:family="text">
      <style:text-properties fo:font-style="normal" officeooo:rsid="001b19d7"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eras Cookbook</text:p>
      <text:h text:style-name="Heading_20_1" text:outline-level="1">Benötigte Libraries</text:h>
      <text:h text:style-name="Heading_20_3" text:outline-level="3">Tensorflow</text:h>
      <text:p text:style-name="P2">dfdfsdf</text:p>
      <text:p text:style-name="Preformatted_20_Text">import tensorflow as tf</text:p>
      <text:h text:style-name="Heading_20_3" text:outline-level="3">Numpy</text:h>
      <text:p text:style-name="P2">dfdf</text:p>
      <text:p text:style-name="Preformatted_20_Text">import numpy as tf</text:p>
      <text:h text:style-name="Heading_20_3" text:outline-level="3">Pickle</text:h>
      <text:p text:style-name="P2">dfsdfd</text:p>
      <text:p text:style-name="Preformatted_20_Text">import pickle</text:p>
      <text:h text:style-name="Heading_20_3" text:outline-level="3">Keras</text:h>
      <text:p text:style-name="P1">sdfdf</text:p>
      <text:p text:style-name="Preformatted_20_Text">import keras</text:p>
      <text:h text:style-name="Heading_20_1" text:outline-level="1">Daten laden und speichern</text:h>
      <text:p text:style-name="P2">Die Datei wird mittels <text:span text:style-name="Teletype">with open() as f</text:span> geöffnet, um Fehler sanfter als <text:span text:style-name="T1">mit</text:span> <text:span text:style-name="Teletype">f = open()</text:span> abzufangen. Zunächst wird der gesamte Datenbestand aus einer Pickle-Datei in eine Variable geladen. <text:span text:style-name="T2">Üblicherweise wurde der Datenbestand als Dictionary abgelegt</text:span>, so dass einzelne Variablen daraus extrahiert werden können.</text:p>
      <text:p text:style-name="Preformatted_20_Text">f<text:span text:style-name="T1">i</text:span>lename = <text:span text:style-name="T1">"</text:span>data.p<text:span text:style-name="T1">"</text:span><text:line-break/>with open(filename, <text:span text:style-name="T1">"</text:span>rb<text:span text:style-name="T1">"</text:span>) as f:<text:line-break/><text:tab/>data = pickle.load(f)<text:line-break/>features = data[<text:span text:style-name="T1">"</text:span>features<text:span text:style-name="T1">"</text:span>]<text:line-break/>labels = data[<text:span text:style-name="T1">"</text:span>labels<text:span text:style-name="T1">"</text:span>]</text:p>
      <text:p text:style-name="P3">Ebenso werden Daten in Pickle-Dateien abgelegt:</text:p>
      <text:p text:style-name="Preformatted_20_Text">with open(filename, "wb") as f:<text:line-break/><text:tab/>pickle.dump({"features": features, "labels": labels}, f)</text:p>
      <text:h text:style-name="P12" text:outline-level="1"/>
      <text:h text:style-name="P13" text:outline-level="1">Daten vorverarbeiten (Preprocessing)</text:h>
      <text:h text:style-name="Heading_20_2" text:outline-level="2">Form ändern (Flattening)</text:h>
      <text:h text:style-name="Heading_20_2" text:outline-level="2">Größe ändern (Resizing)</text:h>
      <text:h text:style-name="Heading_20_2" text:outline-level="2">Normalisieren (Normalization)</text:h>
      <text:p text:style-name="P6">Je nach Art der Features und verwendetem Machine-Learning-Verfahren ist es angebracht (und schadet in keinem Fall), die Daten zu normalisieren; d. h. der Mittelwert liegt danach bei Null und die Werte befinden sich innerhalb eines bestimmten Intervalls, hier <text:span text:style-name="Teletype">[</text:span><text:span text:style-name="Teletype"><text:span text:style-name="T6">-</text:span></text:span><text:span text:style-name="Teletype">1, 1]</text:span>.</text:p>
      <text:p text:style-name="P14">fmin = np.amin(features)<text:line-break/>fmax = np.amax(features)<text:line-break/>features_norm = <text:span text:style-name="T6">-</text:span>1.0 + 2.0 * (features <text:span text:style-name="T6">-</text:span> fmin) / (fmax <text:span text:style-name="T6">-</text:span> fmin)</text:p>
      <text:p text:style-name="P5">Ggf. ist das Intervall der nicht-normierten Werte bereits bekannt, z. B. bei RGB-kodierten Bildern, so dass <text:span text:style-name="Teletype">fmin</text:span> und <text:span text:style-name="Teletype">fmax</text:span> mit Konstanten belegt werden können. <text:span text:style-name="T5">Ebenso kann es sein, dass einzelne Features unterschiedlich skaliert werden müssen, z. B. wenn unterschiedliche physikalische Größen verarbeitet werden sollen (Druck, Temperatur, Länge, Geschwindigkeit, …).</text:span></text:p>
      <text:h text:style-name="Heading_20_2" text:outline-level="2">Mischen (Shuffle)</text:h>
      <text:p text:style-name="P4">Zum Mischen der Daten, z. B. um Cross-Validation zu ermöglichen oder nicht immer dieselben Samples in den Trainings-Batches zu haben, können die einzelnen Samples in ihrer Reihenfolge gemischt werden. Die entsprechende Funktion stellt außerdem sicher, dass die <text:span text:style-name="Teletype">labels</text:span> weiterhin den passenden <text:span text:style-name="Teletype">features</text:span> zugeordnet sind.</text:p>
      <text:p text:style-name="Preformatted_20_Text">from sklearn.utils import shuffle<text:line-break/>features, labels = shuffle(features, labels)</text:p>
      <text:h text:style-name="Heading_20_2" text:outline-level="2">Aufteilen (Split<text:span text:style-name="T3">ting</text:span>)</text:h>
      <text:p text:style-name="P4">Möglicherweise liegt ein Datensatz ohne Aufteilung auf Trainings-, Validierungs- und Test-Satz vor. Dieser kann einfach in entsprechende Datensätze aufgeteilt werden.</text:p>
      <text:p text:style-name="Preformatted_20_Text">from sklearn.model_selection import train_test_split<text:line-break/>features_train, features_test, labels_train, labels_test = <text:line-break/>... train_test_split(features, labels, test_size=0.2)</text:p>
      <text:h text:style-name="Heading_20_2" text:outline-level="2">One-Hot-Encoding</text:h>
      <text:p text:style-name="P4">Bei Klassifizierungsproblemen liegen die Labels meist als Ganzzahlen vor, wobei die Zahl eine willkürlich vergebene Nummer für die entsprechende Klasse ist. Bei Neuronalen Netzen befinden sich in der Ausgangsschicht genau so viele Knoten wie mögliche Klassen bestimmt werden sollen. Um einen direkten Vergleich zwischen den berechneten Wahrscheinlichkeiten und den bekannten Labels zu vereinfachen, wird das sog. One-Hot-Encoding verwendet. Dabei werden Labels wie <text:span text:style-name="Teletype">[0, 1, 2, 2, 1, 2]</text:span> zu einem zweidimensionalen Array erweitert, bei dem die entsprechende Position <text:soft-page-break/>auf <text:span text:style-name="Teletype">1</text:span> und alle anderen auf <text:span text:style-name="Teletype">0</text:span> gesetzt werden: <text:span text:style-name="Teletype">[[1, 0, 0], [0, 1, 0], [0, 0, 1], [0, 0, 1] ...]</text:span></text:p>
      <text:p text:style-name="P4">Dieses Encoding kann <text:span text:style-name="T4">als Teil eines Tensorflow-Graphen umgesetzt werden, hier geht es allerdings um Keras. Wir bedienen uns deswegen der Sklearn-Library.</text:span></text:p>
      <text:p text:style-name="Preformatted_20_Text">from sklearn.preprocessing import LabelBinarizer<text:line-break/>lb = LabelBinarizer()<text:line-break/>lb.fit(labels)<text:line-break/>labels_onehot = lb.transform(labels)</text:p>
      <text:h text:style-name="Heading_20_1" text:outline-level="1">Sequentielles Modell</text:h>
      <text:p text:style-name="P7">Das sequentielle Modell von Keras arbeitet mit genau einer Eingabe- und genau einer Ausgabeschicht, zwischen denen die Daten sequentiell von einer Schicht in die nächste fließen. Es gibt auch ein funktionales Modell, mit dem komplexere Strukturen (z. B. zyklische Neuronale Netze) abgebildet werden können.</text:p>
      <text:h text:style-name="Heading_20_2" text:outline-level="2">Modell initialisieren</text:h>
      <text:p text:style-name="P7">Dieses Modell wird zunächst als leeres Modell initialisiert.</text:p>
      <text:p text:style-name="Preformatted_20_Text">model = keras.models.Sequential()</text:p>
      <text:h text:style-name="Heading_20_2" text:outline-level="2">Eingabeschicht definieren</text:h>
      <text:p text:style-name="P7">Die Eingabeschicht kann eine beliebige Art von Schicht darstellen, es muss jedoch in jedem Fall die Form des Inputs definiert werden, damit Keras damit umgehen kann. Bei einem quadratischen RGB-Bild mit 32 Pixeln Seitenlänge ist dies beispielsweise <text:span text:style-name="Teletype">(32, 32, 3)</text:span>. <text:span text:style-name="T7">Es bietet sich daher an, die Form zunächst auf einen einzelnen Vektor zu reduzieren.</text:span></text:p>
      <text:p text:style-name="Preformatted_20_Text">model.add(keras.layers.Flatten(input_shape=(32, 32, 3)))</text:p>
      <text:h text:style-name="Heading_20_2" text:outline-level="2">Weitere Schichten definieren</text:h>
      <text:p text:style-name="P8">Weitere gängige Schichten sind </text:p>
      <text:list xml:id="list7319882281337619600" text:style-name="L1">
        <text:list-item>
          <text:p text:style-name="P11">fully-connected-Schichten: <text:span text:style-name="Teletype">model.add(keras.layers.Dense(</text:span><text:span text:style-name="Teletype"><text:span text:style-name="T8">output_dim</text:span></text:span><text:span text:style-name="Teletype">))</text:span> mit <text:span text:style-name="Teletype"><text:span text:style-name="T8">output_dim</text:span></text:span> als Anzahl der Ausgangsknoten</text:p>
        </text:list-item>
        <text:list-item>
          <text:p text:style-name="P10">Aktivierungsfunktionen: <text:span text:style-name="Teletype">model.add(keras.layers.Activation(</text:span><text:span text:style-name="Teletype"><text:span text:style-name="T8">activation</text:span></text:span><text:span text:style-name="Teletype">))</text:span> mit <text:span text:style-name="Teletype">activation</text:span> als Aktivierungsfunktion, z. B. <text:span text:style-name="Teletype">"relu"</text:span>, <text:span text:style-name="Teletype">"sigmoid"</text:span>, <text:span text:style-name="Teletype">"softmax"</text:span> <text:span text:style-name="T10">(siehe auch </text:span><text:a xlink:type="simple" xlink:href="https://keras.io/activations/" text:style-name="Internet_20_link" text:visited-style-name="Visited_20_Internet_20_Link"><text:span text:style-name="T10">https://keras.io/activations/</text:span></text:a><text:span text:style-name="T10">)</text:span>, sowie</text:p>
        </text:list-item>
        <text:list-item>
          <text:p text:style-name="P9">Convolutional-Schichten: <text:span text:style-name="Teletype">model.add(keras.layers.convolutional.Convolution2D(</text:span><text:span text:style-name="Teletype"><text:span text:style-name="T8">nb_filter</text:span></text:span><text:span text:style-name="Teletype">, </text:span><text:span text:style-name="Teletype"><text:span text:style-name="T8">nb_rows</text:span></text:span><text:span text:style-name="Teletype">, </text:span><text:span text:style-name="Teletype"><text:span text:style-name="T8">nb_col</text:span></text:span><text:span text:style-name="Teletype">, </text:span><text:span text:style-name="Teletype"><text:span text:style-name="T10">border_mode=</text:span></text:span><text:span text:style-name="Teletype"><text:span text:style-name="T9">border_mode</text:span></text:span><text:span text:style-name="Teletype"><text:span text:style-name="T10">, subsample=(</text:span></text:span><text:span text:style-name="Teletype"><text:span text:style-name="T9">s1</text:span></text:span><text:span text:style-name="Teletype"><text:span text:style-name="T10">, </text:span></text:span><text:span text:style-name="Teletype"><text:span text:style-name="T9">s2</text:span></text:span><text:span text:style-name="Teletype"><text:span text:style-name="T10">)))</text:span></text:span><text:span text:style-name="T10"> mit </text:span><text:span text:style-name="Teletype"><text:span text:style-name="T9">nb_filter</text:span></text:span><text:span text:style-name="T10"> der Anzahl an Filtern und </text:span><text:span text:style-name="Teletype"><text:span text:style-name="T9">border_mode</text:span></text:span><text:span text:style-name="T10"> der Art des Paddings: bei </text:span><text:span text:style-name="Teletype"><text:span text:style-name="T10">"valid"</text:span></text:span><text:span text:style-name="T10"> findet kein Padding statt, bei </text:span><text:span text:style-name="Teletype"><text:span text:style-name="T10">"same"</text:span></text:span><text:span text:style-name="T10"> wird mit </text:span><text:span text:style-name="Teletype"><text:span text:style-name="T10">0</text:span></text:span><text:span text:style-name="T10"> aufgefüllt, so dass bei 1er-Schritten die Ausgabe-Dimension gleich der Eingabe-Dimension ist. </text:span><text:span text:style-name="Teletype"><text:span text:style-name="T10">s1</text:span></text:span><text:span text:style-name="T10"> und </text:span><text:span text:style-name="Teletype"><text:span text:style-name="T10">s2</text:span></text:span><text:span text:style-name="T10"> sind die Schrittweiten (strides) in Zeilen- und </text:span><text:soft-page-break/><text:span text:style-name="T10">Spaltenrichtung</text:span>. <text:span text:style-name="T10">Bei einer 2D-Convolution müssen die Features natürlich noch mindestens zweidimensional vorliegen, also vorher kein Flatten durchgeführt worden sein.</text:span></text:p>
        </text:list-item>
      </text:list>
      <text:p text:style-name="P8">Weitere Informationen dazu der Keras-Dokumentation unter <text:a xlink:type="simple" xlink:href="https://keras.io/" text:style-name="Internet_20_link" text:visited-style-name="Visited_20_Internet_20_Link">https://keras.io</text:a> entnehme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25cm" loext:contextual-spacing="false" fo:line-height="120%"/>
      <style:text-properties style:font-name="DejaVu Sans Mono1" fo:font-family="'DejaVu Sans Mono'" style:font-style-name="Book"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1" fo:font-family="'DejaVu Sans Mono'" style:font-style-name="Book" style:font-family-generic="modern" style:font-pitch="fixed" fo:font-size="10p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6:25:46.823018584</meta:creation-date>
    <dc:date>2017-02-05T18:08:44.590204886</dc:date>
    <meta:editing-duration>PT7M5S</meta:editing-duration>
    <meta:editing-cycles>1</meta:editing-cycles>
    <meta:document-statistic meta:table-count="0" meta:image-count="0" meta:object-count="0" meta:page-count="4" meta:paragraph-count="50" meta:word-count="677" meta:character-count="5234" meta:non-whitespace-character-count="4606"/>
    <meta:generator>LibreOffice/5.1.4.2$Linux_X86_64 LibreOffice_project/10m0$Build-2</meta:generator>
  </office:meta>
</office:document-meta>
</file>